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9fcf0" officeooo:paragraph-rsid="0009fcf0"/>
    </style:style>
    <style:style style:name="P2" style:family="paragraph" style:parent-style-name="Standard">
      <style:text-properties officeooo:rsid="001189e4" officeooo:paragraph-rsid="001189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linux系統中的一個進程運行起來的時候, 總是要訪問系統資源, 訪問文件或者像其他的進程發送信號(signal), 系統是否允許其進行這些操作, 系統是根據什來判斷該進程的權限? 這些問題是和進程信任狀(process credentials)相關.</text:p>
      <text:p text:style-name="Standard"/>
      <text:p text:style-name="Standard">process credentials包括一系列的ID, 如下:</text:p>
      <text:p text:style-name="Standard"/>
      <text:p text:style-name="Standard">1. real user ID和 real group ID</text:p>
      <text:p text:style-name="Standard">2. effective user ID和 effective group ID</text:p>
      <text:p text:style-name="Standard">3. saved set-user-ID和 saved set-group-ID</text:p>
      <text:p text:style-name="Standard">4. file-system user ID 和 file-system group ID</text:p>
      <text:p text:style-name="Standard">5. supplementary group IDs.</text:p>
      <text:p text:style-name="Standard"/>
      <text:p text:style-name="Standard">//========real user ID 和 real group ID ======</text:p>
      <text:p text:style-name="Standard">real user ID 和 real group ID 標示了該進程屬於哪一個用戶(哪一個組), swapper和init進程的real user ID和real group ID都被設定爲root(ID=0), 用戶登陸後, 其對應的shell進程的real user ID和 real group ID 會被設定為登錄用戶. 這是login進程調用setuid函數設定的. 在fork的時候, 子進程的credentials是繼承自父進程.</text:p>
      <text:p text:style-name="Standard"/>
      <text:p text:style-name="Standard"/>
      <text:p text:style-name="Standard">//========effective user ID和 effective group ID</text:p>
      <text:p text:style-name="P1">真正去檢查一個進程是否有權線進行某些動作(如訪問IPC對象,通過系統調用請求內核服務)的是effective user ID和effective group ID. 一般而言, effective user ID(effective group ID)是和 real user ID(real group ID)一樣的,但是如果可執行文件設定了set-user-ID(set-group-ID), 納在進程創建的時候,其effective user ID和 effective group ID則分別等於該可執行文件的 user ID</text:p>
      <text:p text:style-name="P1"/>
      <text:p text:style-name="P1">//=========saved set-user-ID和 saved-set-group-ID ====</text:p>
      <text:p text:style-name="P1">linux kernel中的task_struct中定義了這些ID如下:</text:p>
      <text:p text:style-name="P2">uid_t uid,euid,suid,fsuid;</text:p>
      <text:p text:style-name="P2">gid_t gid,egid,sgid,fsgid;</text:p>
      <text:p text:style-name="P2"/>
      <text:p text:style-name="P2"/>
      <text:p text:style-name="P2"/>
      <text:p text:style-name="P1"/>
      <text:p text:style-name="P1">//========= file-system user ID 和 file system group ID =====</text:p>
      <text:p text:style-name="P1">這個ID是linux特有的, 傳統的unix並沒有這個ID, 對於傳統的unix, 訪問文件,發送signal, 打開IPC的object等等的權限都是依據 effect ID判斷. 對於linux, 其餘的權限仍然依據effective ID來判斷, 但是對於文件的訪問則使用file-system user ID和 file-system group ID (需要配合supplementary group IDs).</text:p>
      <text:p text:style-name="P1"/>
      <text:p text:style-name="P1">在linux kernel中, file system user ID(file system group ID)都是跟隨effective user ID(effective group ID). 例如, 如果owner是root的可執行文件如果設定了set-user-ID bit, 則當該程序執行的時候, effective user ID是root, <text:s/>file system user ID 也跟隨effective user ID被設定爲root. 如果通系統調用修改effective user ID, file-system user ID也會隨之修改, 這樣就保證了linux的權限判斷和傳統的unix是一樣的. 不一樣的地方在於linux提供了兩個特別的系統調用 setfsuid()和 setfsgid()來設定進程的file system user ID和 file system group ID.</text:p>
      <text:p text:style-name="P1"><text:soft-page-break/></text:p>
      <text:p text:style-name="P1">為何linux要引入filesystem user ID和file system group ID? 這是和NFS(network file system)相關的, 考慮下面場景, 運行NFS server進程的A主機開放其文件系統,運行NFS client進程的B主機可以通過mount NFS filesystem像訪問本地文件那樣訪問A主機的文件. 在這樣的場景下, NFS client進程訪問A主機上的文件當然應該應用NFS client的 effective ID, 但是由於網路文件系統, 實際訪問文件的是NFS server進程, 如果修改NFS server的 effective ID的話, 用戶空間的進程可以通過向NFS server發送signal來攻擊, 解決這個問題有兩種方法:</text:p>
      <text:p text:style-name="P1"/>
      <text:p text:style-name="P1">1.不修改effective ID, 引入 filesystem user ID(file system group ID)</text:p>
      <text:p text:style-name="P1">2.修改 effective ID, 改變信號的發送機制, 也就是當A進程發送信號給B進程, 該操作是否允許不再和B進程的effect ID 相關</text:p>
      <text:p text:style-name="P1"/>
      <text:p text:style-name="P1">在linux kernel的早期版本採用了方案一, 但2.0之後的kernel版本採用了方案二, 因此, filesystem user ID和file system group ID應該是被廢棄的, 但是, 為了軟體相容性, <text:s/>linux kernel仍然保留了這兩個filesystem ID</text:p>
      <text:p text:style-name="Standard"/>
      <text:p text:style-name="Standard">//========= supplementary group IDs =======</text:p>
      <text:p text:style-name="Standard"/>
      <text:p text:style-name="Standard">當一個用戶登錄後, loggin程序(user ID = root情況下)會根據/etc/passwd(還有/etc/shadow)中的信息來校驗密碼, 並設定該登錄用戶的shell 進程的user ID和第一個group ID. 由於一個用戶ID可能屬於多個group, 通過/etc/group文件, loggin程序可以知道該用戶還屬於那些group, 並設定該登錄用戶的shell進程的 supplementary group IDs</text:p>
      <text:p text:style-name="Standard"/>
      <text:p text:style-name="Standard">當用戶通過shell創建新的進程的時候, 子進程的 supplementary group IDs是繼承自父進程, supplementary group IDs會配合file system ID和effective ID來進行進程是否有訪問某些資源權限的判定</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5:42:53.924103389</meta:creation-date>
    <meta:generator>LibreOffice/5.1.6.2.0$Linux_X86_64 LibreOffice_project/10$Build-2</meta:generator>
    <dc:date>2020-01-26T18:31:58.299613048</dc:date>
    <meta:editing-duration>PT44M59S</meta:editing-duration>
    <meta:editing-cycles>6</meta:editing-cycles>
    <meta:document-statistic meta:table-count="0" meta:image-count="0" meta:object-count="0" meta:page-count="2" meta:paragraph-count="25" meta:word-count="1160" meta:character-count="2776" meta:non-whitespace-character-count="2518"/>
  </office:meta>
</office:document-meta>
</file>